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48cm" fo:min-width="0.4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9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39cm" fo:min-width="0cm"/>
    </style:style>
    <style:style style:name="gr7" style:family="graphic" style:parent-style-name="standard">
      <style:graphic-properties draw:stroke="none" svg:stroke-color="#000000" draw:fill="none" draw:fill-color="#ffffff" fo:min-height="8.326cm"/>
    </style:style>
    <style:style style:name="gr8" style:family="graphic" style:parent-style-name="standard">
      <style:graphic-properties draw:stroke="none" svg:stroke-color="#000000" draw:fill="none" draw:fill-color="#ffffff" fo:min-height="9.43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27cm" svg:x="1.889cm" svg:y="6.715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3.413cm" svg:y="4.937cm">
          <text:p text:style-name="P1">b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4.937cm" svg:y="3.413cm">
          <text:p text:style-name="P1">c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032cm" svg:y1="6.842cm" svg:x2="3.667cm" svg:y2="6.08cm">
          <text:p/>
        </draw:line>
        <draw:line draw:style-name="gr2" draw:text-style-name="P3" draw:layer="layout" svg:x1="4.556cm" svg:y1="5.064cm" svg:x2="5.191cm" svg:y2="4.556cm">
          <text:p/>
        </draw:line>
        <draw:custom-shape draw:style-name="gr1" draw:text-style-name="P2" draw:layer="layout" svg:width="1.397cm" svg:height="1.27cm" svg:x="7.947cm" svg:y="7.537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9.471cm" svg:y="5.759cm">
          <text:p text:style-name="P1">b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10.995cm" svg:y="4.235cm">
          <text:p text:style-name="P1">c=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9cm" svg:y1="7.664cm" svg:x2="9.725cm" svg:y2="6.902cm">
          <text:p/>
        </draw:line>
        <draw:line draw:style-name="gr2" draw:text-style-name="P3" draw:layer="layout" svg:x1="10.614cm" svg:y1="5.886cm" svg:x2="11.249cm" svg:y2="5.378cm">
          <text:p/>
        </draw:line>
        <draw:custom-shape draw:style-name="gr1" draw:text-style-name="P2" draw:layer="layout" svg:width="1.397cm" svg:height="1.27cm" svg:x="12.176cm" svg:y="2.524cm">
          <text:p text:style-name="P1">d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176cm" svg:y1="4.429cm" svg:x2="12.684cm" svg:y2="3.794cm">
          <text:p/>
        </draw:line>
        <draw:frame draw:style-name="gr3" draw:text-style-name="P4" draw:layer="layout" svg:width="2.462cm" svg:height="1.673cm" svg:x="3.032cm" svg:y="2.016cm">
          <draw:text-box>
            <text:p>a/b = 2</text:p>
            <text:p>b/c = 3</text:p>
          </draw:text-box>
        </draw:frame>
        <draw:frame draw:style-name="gr4" draw:text-style-name="P4" draw:layer="layout" svg:width="2.462cm" svg:height="2.384cm" svg:x="8.239cm" svg:y="1.381cm">
          <draw:text-box>
            <text:p>a/b = 2</text:p>
            <text:p>b/c = 3</text:p>
            <text:p>c/d = 5</text:p>
          </draw:text-box>
        </draw:frame>
        <draw:custom-shape draw:style-name="gr1" draw:text-style-name="P2" draw:layer="layout" svg:width="1.397cm" svg:height="1.27cm" svg:x="17.637cm" svg:y="7.858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19.161cm" svg:y="6.08cm">
          <text:p text:style-name="P1">b=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22.374cm" svg:y="6.334cm">
          <text:p text:style-name="P1">c=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78cm" svg:y1="7.985cm" svg:x2="19.415cm" svg:y2="7.223cm">
          <text:p/>
        </draw:line>
        <draw:line draw:style-name="gr2" draw:text-style-name="P3" draw:layer="layout" svg:x1="20.304cm" svg:y1="6.207cm" svg:x2="20.977cm" svg:y2="5.699cm">
          <text:p/>
        </draw:line>
        <draw:custom-shape draw:style-name="gr1" draw:text-style-name="P2" draw:layer="layout" svg:width="1.397cm" svg:height="1.27cm" svg:x="20.85cm" svg:y="4.556cm">
          <text:p text:style-name="P1">d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2.628cm" svg:y1="6.461cm" svg:x2="21.993cm" svg:y2="5.699cm">
          <text:p/>
        </draw:line>
        <draw:frame draw:style-name="gr5" draw:text-style-name="P4" draw:layer="layout" svg:width="6.185cm" svg:height="3.806cm" svg:x="18.691cm" svg:y="1.254cm">
          <draw:text-box>
            <text:p>a/b = 2</text:p>
            <text:p>b/c = 3</text:p>
            <text:p>c/d = 5</text:p>
            <text:p>d, 15 = find(b)</text:p>
          </draw:text-box>
        </draw:frame>
        <draw:custom-shape draw:style-name="gr1" draw:text-style-name="P2" draw:layer="layout" svg:width="1.397cm" svg:height="1.27cm" svg:x="1.088cm" svg:y="17.099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2.612cm" svg:y="15.321cm">
          <text:p text:style-name="P1">b=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4.936cm" svg:y="15.448cm">
          <text:p text:style-name="P1">c=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231cm" svg:y1="17.226cm" svg:x2="2.866cm" svg:y2="16.464cm">
          <text:p/>
        </draw:line>
        <draw:line draw:style-name="gr2" draw:text-style-name="P3" draw:layer="layout" svg:x1="3.755cm" svg:y1="15.448cm" svg:x2="5.063cm" svg:y2="14.305cm">
          <text:p/>
        </draw:line>
        <draw:custom-shape draw:style-name="gr1" draw:text-style-name="P2" draw:layer="layout" svg:width="1.397cm" svg:height="1.27cm" svg:x="4.936cm" svg:y="13.289cm">
          <text:p text:style-name="P1">d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571cm" svg:y1="15.448cm" svg:x2="5.571cm" svg:y2="14.559cm">
          <text:p/>
        </draw:line>
        <draw:frame draw:style-name="gr6" draw:text-style-name="P4" draw:layer="layout" svg:width="4.282cm" svg:height="3.289cm" svg:x="2.142cm" svg:y="10.495cm">
          <draw:text-box>
            <text:p>a/b = 2</text:p>
            <text:p>b/c = 3</text:p>
            <text:p>c/d = 5</text:p>
            <text:p>e/b = 2</text:p>
          </draw:text-box>
        </draw:frame>
        <draw:frame draw:style-name="gr7" draw:text-style-name="P5" draw:layer="layout" svg:width="6.223cm" svg:height="8.576cm" svg:x="8.112cm" svg:y="10.331cm">
          <draw:text-box>
            <text:p><text:span text:style-name="T1">union(b, e, 2):</text:span></text:p>
            <text:p><text:span text:style-name="T1"><text:s text:c="4"/></text:span><text:span text:style-name="T1">find(b):</text:span></text:p>
            <text:p><text:span text:style-name="T1"><text:s text:c="6"/></text:span><text:span text:style-name="T1">1. c.parent = d</text:span></text:p>
            <text:p><text:span text:style-name="T1"><text:s text:c="10"/></text:span><text:span text:style-name="T1">c *= d</text:span></text:p>
            <text:p><text:span text:style-name="T1"><text:s text:c="6"/></text:span><text:span text:style-name="T1">2. b.parent = c.parent</text:span></text:p>
            <text:p><text:span text:style-name="T1"><text:s text:c="10"/></text:span><text:span text:style-name="T1">b *= c</text:span></text:p>
            <text:p><text:span text:style-name="T1"/></text:p>
            <text:p><text:span text:style-name="T1"><text:s text:c="5"/></text:span><text:span text:style-name="T1">find(e)</text:span></text:p>
            <text:p><text:span text:style-name="T1"><text:s text:c="5"/></text:span></text:p>
            <text:p><text:span text:style-name="T1"><text:s text:c="5"/></text:span><text:span text:style-name="T1">e.parent = b.parent</text:span></text:p>
            <text:p><text:span text:style-name="T1"><text:s text:c="5"/></text:span><text:span text:style-name="T1">e = 2 * b / e</text:span></text:p>
            <text:p><text:span text:style-name="T1"><text:s text:c="8"/></text:span><text:span text:style-name="T1">= 2 * 15 / 1</text:span></text:p>
            <text:p><text:span text:style-name="T1"/></text:p>
            <text:p><text:span text:style-name="T1"/></text:p>
            <text:p><text:span text:style-name="T1"><text:s text:c="5"/></text:span></text:p>
          </draw:text-box>
        </draw:frame>
        <draw:custom-shape draw:style-name="gr1" draw:text-style-name="P2" draw:layer="layout" svg:width="1.397cm" svg:height="1.27cm" svg:x="6.588cm" svg:y="15.321cm">
          <text:p text:style-name="P1">e=3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42cm" svg:y1="15.448cm" svg:x2="6.079cm" svg:y2="14.432cm">
          <text:p/>
        </draw:line>
        <draw:custom-shape draw:style-name="gr1" draw:text-style-name="P2" draw:layer="layout" svg:width="1.397cm" svg:height="1.27cm" svg:x="14.435cm" svg:y="17.099cm">
          <text:p text:style-name="P1">a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15.959cm" svg:y="15.321cm">
          <text:p text:style-name="P1">b=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27cm" svg:x="18.283cm" svg:y="15.448cm">
          <text:p text:style-name="P1">c=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.578cm" svg:y1="17.226cm" svg:x2="16.213cm" svg:y2="16.464cm">
          <text:p/>
        </draw:line>
        <draw:line draw:style-name="gr2" draw:text-style-name="P3" draw:layer="layout" svg:x1="17.102cm" svg:y1="15.448cm" svg:x2="18.41cm" svg:y2="14.305cm">
          <text:p/>
        </draw:line>
        <draw:custom-shape draw:style-name="gr1" draw:text-style-name="P2" draw:layer="layout" svg:width="1.397cm" svg:height="1.27cm" svg:x="18.283cm" svg:y="13.289cm">
          <text:p text:style-name="P1">d=1/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918cm" svg:y1="15.448cm" svg:x2="18.918cm" svg:y2="14.559cm">
          <text:p/>
        </draw:line>
        <draw:frame draw:style-name="gr6" draw:text-style-name="P4" draw:layer="layout" svg:width="4.282cm" svg:height="3.289cm" svg:x="15.489cm" svg:y="10.495cm">
          <draw:text-box>
            <text:p>a/b = 2</text:p>
            <text:p>b/c = 3</text:p>
            <text:p>c/d = 5</text:p>
            <text:p><text:span text:style-name="T2">b/e = 0.5</text:span></text:p>
          </draw:text-box>
        </draw:frame>
        <draw:frame draw:style-name="gr8" draw:text-style-name="P5" draw:layer="layout" svg:width="6.223cm" svg:height="9.686cm" svg:x="21.02cm" svg:y="10.348cm">
          <draw:text-box>
            <text:p><text:span text:style-name="T1">union(b, e, 0.5):</text:span></text:p>
            <text:p><text:span text:style-name="T1"><text:s text:c="5"/></text:span><text:span text:style-name="T1">find(e)</text:span></text:p>
            <text:p><text:span text:style-name="T1"/></text:p>
            <text:p><text:span text:style-name="T1"><text:s text:c="5"/></text:span><text:span text:style-name="T1">find(b):</text:span></text:p>
            <text:p><text:span text:style-name="T1"><text:s text:c="6"/></text:span><text:span text:style-name="T1">1. c.parent = d</text:span></text:p>
            <text:p><text:span text:style-name="T1"><text:s text:c="10"/></text:span><text:span text:style-name="T1">c *= d = 5</text:span></text:p>
            <text:p><text:span text:style-name="T1"><text:s text:c="6"/></text:span><text:span text:style-name="T1">2. b.parent = c.parent</text:span></text:p>
            <text:p><text:span text:style-name="T1"><text:s text:c="10"/></text:span><text:span text:style-name="T1">b *= c</text:span></text:p>
            <text:p><text:span text:style-name="T1"><text:s text:c="13"/></text:span><text:span text:style-name="T1">= 15 </text:span></text:p>
            <text:p><text:span text:style-name="T1"><text:s text:c="5"/></text:span></text:p>
            <text:p><text:span text:style-name="T1"><text:s text:c="5"/></text:span><text:span text:style-name="T1">d.parent = e.parent</text:span></text:p>
            <text:p><text:span text:style-name="T1"><text:s text:c="19"/></text:span><text:span text:style-name="T1">= e </text:span></text:p>
            <text:p><text:span text:style-name="T1"><text:s text:c="5"/></text:span><text:span text:style-name="T1">d = 0.5 * e / b</text:span></text:p>
            <text:p><text:span text:style-name="T1"><text:s text:c="8"/></text:span><text:span text:style-name="T1">= 0.5 * 1 / 15</text:span></text:p>
            <text:p><text:span text:style-name="T1"/></text:p>
            <text:p><text:span text:style-name="T1"/></text:p>
            <text:p><text:span text:style-name="T1"><text:s text:c="5"/></text:span></text:p>
          </draw:text-box>
        </draw:frame>
        <draw:custom-shape draw:style-name="gr1" draw:text-style-name="P2" draw:layer="layout" svg:width="1.397cm" svg:height="1.27cm" svg:x="19.742cm" svg:y="11.511cm">
          <text:p text:style-name="P1">e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9.361cm" svg:y1="13.416cm" svg:x2="20.123cm" svg:y2="12.6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9T23:38:18.396218416</meta:creation-date>
    <dc:date>2021-03-30T22:13:04.258147940</dc:date>
    <meta:editing-duration>PT1H19M49S</meta:editing-duration>
    <meta:editing-cycles>10</meta:editing-cycles>
    <meta:generator>LibreOffice/5.1.6.2$Linux_X86_64 LibreOffice_project/10m0$Build-2</meta:generator>
    <meta:document-statistic meta:object-count="44"/>
  </office:meta>
</office:document-meta>
</file>